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Times New Roman1" svg:font-family="'Times New Roman', stixgeneral, serif"/>
    <style:font-face style:name="Verdana" svg:font-family="Verdana, Arial, Helvetica, sans-serif"/>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line-height="200%" fo:text-align="justify" style:justify-single-word="false" fo:text-indent="0cm" style:auto-text-indent="false" style:writing-mode="lr-tb"/>
      <style:text-properties style:font-name="Times New Roman" fo:language="en" fo:country="US"/>
    </style:style>
    <style:style style:name="P2" style:family="paragraph" style:parent-style-name="Text_20_body">
      <style:paragraph-properties fo:margin-left="0cm" fo:margin-right="0cm" fo:margin-top="0cm" fo:margin-bottom="0.146cm" loext:contextual-spacing="false" fo:line-height="200%" fo:text-align="justify" style:justify-single-word="false" fo:text-indent="0cm" style:auto-text-indent="true"/>
      <style:text-properties style:font-name="Times New Roman" fo:language="en" fo:country="US" officeooo:paragraph-rsid="0047e5dd"/>
    </style:style>
    <style:style style:name="P3" style:family="paragraph" style:parent-style-name="Text_20_body">
      <style:paragraph-properties fo:margin-left="0cm" fo:margin-right="0cm" fo:margin-top="0cm" fo:margin-bottom="0.146cm" loext:contextual-spacing="false" fo:line-height="200%" fo:text-align="justify" style:justify-single-word="false" fo:text-indent="0cm" style:auto-text-indent="true"/>
      <style:text-properties fo:language="en" fo:country="US" officeooo:paragraph-rsid="00314118"/>
    </style:style>
    <style:style style:name="P4" style:family="paragraph" style:parent-style-name="Text_20_body">
      <style:paragraph-properties fo:margin-left="0cm" fo:margin-right="0cm" fo:line-height="200%" fo:text-align="justify" style:justify-single-word="false" fo:text-indent="0cm" style:auto-text-indent="true" style:writing-mode="lr-tb"/>
      <style:text-properties officeooo:paragraph-rsid="0053ebc1"/>
    </style:style>
    <style:style style:name="P5" style:family="paragraph" style:parent-style-name="Text_20_body">
      <style:paragraph-properties fo:margin-left="0cm" fo:margin-right="0cm" fo:line-height="200%" fo:text-align="justify" style:justify-single-word="false" fo:text-indent="0cm" style:auto-text-indent="true" style:writing-mode="lr-tb"/>
      <style:text-properties style:font-name="Times New Roman" fo:language="en" fo:country="US" fo:font-weight="normal" officeooo:rsid="0056bca0" officeooo:paragraph-rsid="0056bca0"/>
    </style:style>
    <style:style style:name="P6" style:family="paragraph" style:parent-style-name="Text_20_body">
      <style:paragraph-properties fo:margin-left="0cm" fo:margin-right="0cm" fo:line-height="200%" fo:text-align="justify" style:justify-single-word="false" fo:text-indent="0cm" style:auto-text-indent="false" style:writing-mode="lr-tb"/>
      <style:text-properties fo:font-variant="normal" fo:text-transform="none" fo:color="#333333" style:font-name="Verdana" fo:font-size="9.75pt" fo:letter-spacing="normal" fo:language="en" fo:country="US" fo:font-style="normal" fo:font-weight="normal"/>
    </style:style>
    <style:style style:name="P7" style:family="paragraph" style:parent-style-name="Text_20_body">
      <style:paragraph-properties fo:margin-left="0cm" fo:margin-right="0cm" fo:line-height="200%" fo:text-align="justify" style:justify-single-word="false" fo:text-indent="0cm" style:auto-text-indent="false" style:writing-mode="lr-tb"/>
      <style:text-properties style:font-name="Times New Roman" fo:language="en" fo:country="US"/>
    </style:style>
    <style:style style:name="P8" style:family="paragraph" style:parent-style-name="Heading_20_1">
      <style:paragraph-properties fo:line-height="200%" fo:text-align="justify" style:justify-single-word="false" fo:break-before="page"/>
      <style:text-properties style:font-name="Times New Roman" fo:font-size="16pt" fo:language="en" fo:country="US" fo:font-weight="bold" officeooo:paragraph-rsid="0027aa13" fo:background-color="transparent"/>
    </style:style>
    <style:style style:name="T1" style:family="text">
      <style:text-properties fo:color="#000000" fo:font-weight="normal" officeooo:rsid="00417e63" fo:background-color="transparent" loext:char-shading-value="0"/>
    </style:style>
    <style:style style:name="T2" style:family="text">
      <style:text-properties fo:color="#000000" fo:font-weight="normal" officeooo:rsid="0025de09" fo:background-color="transparent" loext:char-shading-value="0"/>
    </style:style>
    <style:style style:name="T3" style:family="text">
      <style:text-properties fo:color="#000000" fo:font-weight="normal" officeooo:rsid="0047e5dd" fo:background-color="transparent" loext:char-shading-value="0"/>
    </style:style>
    <style:style style:name="T4" style:family="text">
      <style:text-properties style:font-name="Times New Roman" fo:font-weight="normal"/>
    </style:style>
    <style:style style:name="T5" style:family="text">
      <style:text-properties style:font-name="Times New Roman" fo:font-weight="normal" fo:background-color="#fff200" loext:char-shading-value="0"/>
    </style:style>
    <style:style style:name="T6" style:family="text">
      <style:text-properties style:font-name="Times New Roman" fo:font-weight="normal" officeooo:rsid="000a3fb1" fo:background-color="transparent" loext:char-shading-value="0"/>
    </style:style>
    <style:style style:name="T7" style:family="text">
      <style:text-properties style:font-name="Times New Roman" fo:font-weight="normal" officeooo:rsid="000b4aae" fo:background-color="transparent" loext:char-shading-value="0"/>
    </style:style>
    <style:style style:name="T8" style:family="text">
      <style:text-properties style:font-name="Times New Roman" fo:font-weight="normal" officeooo:rsid="000c795b" fo:background-color="transparent" loext:char-shading-value="0"/>
    </style:style>
    <style:style style:name="T9" style:family="text">
      <style:text-properties style:font-name="Times New Roman" fo:font-weight="normal" officeooo:rsid="000d802d" fo:background-color="transparent" loext:char-shading-value="0"/>
    </style:style>
    <style:style style:name="T10" style:family="text">
      <style:text-properties style:font-name="Times New Roman" fo:font-weight="normal" officeooo:rsid="0030bece"/>
    </style:style>
    <style:style style:name="T11" style:family="text">
      <style:text-properties style:font-name="Times New Roman" fo:font-weight="normal" officeooo:rsid="0031860e"/>
    </style:style>
    <style:style style:name="T12" style:family="text">
      <style:text-properties style:font-name="Times New Roman" fo:language="en" fo:country="US" fo:font-weight="normal"/>
    </style:style>
    <style:style style:name="T13" style:family="text">
      <style:text-properties style:font-name="Times New Roman" fo:language="en" fo:country="US" fo:font-weight="normal" officeooo:rsid="003367bb"/>
    </style:style>
    <style:style style:name="T14" style:family="text">
      <style:text-properties style:font-name="Times New Roman" fo:language="en" fo:country="US" fo:font-weight="normal" officeooo:rsid="00434077"/>
    </style:style>
    <style:style style:name="T15" style:family="text">
      <style:text-properties style:font-name="Times New Roman" fo:language="en" fo:country="US" fo:font-weight="normal" officeooo:rsid="00461c09"/>
    </style:style>
    <style:style style:name="T16" style:family="text">
      <style:text-properties style:font-name="Times New Roman" fo:language="en" fo:country="US" fo:font-weight="normal" officeooo:rsid="004964fd"/>
    </style:style>
    <style:style style:name="T17" style:family="text">
      <style:text-properties style:font-name="Times New Roman" fo:language="en" fo:country="US" fo:font-weight="normal" officeooo:rsid="004c4557"/>
    </style:style>
    <style:style style:name="T18" style:family="text">
      <style:text-properties style:font-name="Times New Roman" fo:language="en" fo:country="US" fo:font-weight="normal" officeooo:rsid="004e2a7f"/>
    </style:style>
    <style:style style:name="T19" style:family="text">
      <style:text-properties style:font-name="Times New Roman" fo:language="en" fo:country="US" fo:font-weight="normal" officeooo:rsid="00509dda"/>
    </style:style>
    <style:style style:name="T20" style:family="text">
      <style:text-properties style:font-name="Times New Roman" fo:language="en" fo:country="US" fo:font-weight="normal" officeooo:rsid="005267e8"/>
    </style:style>
    <style:style style:name="T21" style:family="text">
      <style:text-properties style:font-name="Times New Roman" fo:language="en" fo:country="US" fo:font-weight="normal" officeooo:rsid="0053ebc1"/>
    </style:style>
    <style:style style:name="T22" style:family="text">
      <style:text-properties style:font-name="Times New Roman" fo:language="en" fo:country="US" fo:font-weight="normal" officeooo:rsid="0056bca0"/>
    </style:style>
    <style:style style:name="T23" style:family="text">
      <style:text-properties style:font-name="Times New Roman" fo:language="en" fo:country="US" fo:font-weight="normal" officeooo:rsid="005cced6"/>
    </style:style>
    <style:style style:name="T24" style:family="text">
      <style:text-properties fo:font-weight="bold"/>
    </style:style>
    <style:style style:name="T25" style:family="text">
      <style:text-properties fo:font-weight="normal"/>
    </style:style>
    <style:style style:name="T26" style:family="text">
      <style:text-properties fo:font-weight="normal" fo:background-color="#fff200" loext:char-shading-value="0"/>
    </style:style>
    <style:style style:name="T27" style:family="text">
      <style:text-properties fo:font-weight="normal" officeooo:rsid="00060739" fo:background-color="#fff200" loext:char-shading-value="0"/>
    </style:style>
    <style:style style:name="T28" style:family="text">
      <style:text-properties fo:font-weight="normal" officeooo:rsid="00060739"/>
    </style:style>
    <style:style style:name="T29" style:family="text">
      <style:text-properties fo:font-weight="normal" officeooo:rsid="003518c4"/>
    </style:style>
    <style:style style:name="T30" style:family="text">
      <style:text-properties fo:font-weight="normal" officeooo:rsid="00470275"/>
    </style:style>
    <style:style style:name="T31" style:family="text">
      <style:text-properties fo:font-weight="normal" officeooo:rsid="0047e5dd"/>
    </style:style>
    <style:style style:name="T32" style:family="text">
      <style:text-properties fo:font-variant="normal" fo:text-transform="none" fo:color="#000000" style:font-name="Times New Roman1" fo:font-size="11.25pt" fo:letter-spacing="normal" fo:language="en" fo:country="US" fo:font-style="normal" fo:font-weight="normal"/>
    </style:style>
    <style:style style:name="T33" style:family="text">
      <style:text-properties fo:font-variant="normal" fo:text-transform="none" fo:color="#000000" style:font-name="Times New Roman1" fo:font-size="11.25pt" fo:letter-spacing="normal" fo:language="en" fo:country="US" fo:font-style="normal" fo:font-weight="normal" officeooo:rsid="003367b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8" text:outline-level="1">Introduction</text:h>
        <text:p text:style-name="P2"><text:span text:style-name="T25">One of the main objectives of Neurosciences is to understand how the sensory inputs we receive are integrated with our expectations about the world around us to generate behavior. <text:s/>As visual sensory information travels through our nervous system, </text:span><text:span text:style-name="T26">it undergoes</text:span><text:span text:style-name="T25"> transformation in its </text:span><text:span text:style-name="T26">representation.</text:span><text:span text:style-name="T25"> First, the visual sensory information reach the photo-receptors, </text:span><text:span text:style-name="T26">which are </text:span><text:span text:style-name="T25">neurons specialized on the reception and conduction of visual stimuli found in the retina. Than, this information is converted into an electrical stimulus </text:span><text:span text:style-name="T26">that travels</text:span><text:span text:style-name="T25"> to other retinal layers through neurotransmitters. From photo receptors, this impulse is transmitted to the bipolar cells and then reaches the retinal ganglion cells. The retinal ganglion cells relay the electrical message to the lateral geniculate nucleus (LGN).</text:span><text:span text:style-name="T24"> </text:span><text:span text:style-name="T25">Each layer of the LGN receives information</text:span><text:span text:style-name="T30">s</text:span><text:span text:style-name="T25"> from the retinal hemi-field of one eye </text:span><text:span text:style-name="T27">(bof )</text:span><text:span text:style-name="T25">. <text:s/>(De Moraes, 2013). The LGN, which receives </text:span><text:span text:style-name="T28">the majority</text:span><text:span text:style-name="T27"> </text:span><text:span text:style-name="T26">of the output of the retina</text:span><text:span text:style-name="T25"> in primates, relay this visual information to the first neocortical visual area, the primary visual cortex. V1 is the site where the neural representation of the visual world undergoes drastic transformations </text:span><text:span text:style-name="T31">and </text:span><text:span text:style-name="T3">this</text:span><text:span text:style-name="T1"> </text:span><text:span text:style-name="T2">profound</text:span><text:span text:style-name="T1"> change</text:span><text:span text:style-name="T3">s</text:span><text:span text:style-name="T1"> along the visual pathway has positioned V1 as a model system for studying the circuitry that underlies neural computations across the neocortex.</text:span><text:span text:style-name="T3"> </text:span><text:span text:style-name="T25">V1 neurons are sensitive to multiple visual stimulus attributes including </text:span><text:span text:style-name="T29">contrast</text:span><text:span text:style-name="T25">, </text:span><text:span text:style-name="T29">temporal frequency</text:span><text:span text:style-name="T25"> or orientation and this selectivity is in many cases exquisitely sensitive (Priebe, 2016). </text:span></text:p>
        <text:p text:style-name="P3"><text:span text:style-name="T4">Orientation selectivity was first described by D. Hubel and T. Wiesel by recording electrical activity </text:span><text:span text:style-name="T10">of neurons </text:span><text:span text:style-name="T4">in the cat visual cortex. <text:s/>They </text:span><text:span text:style-name="T5">demonstrated</text:span><text:span text:style-name="T4"> that neurons in adult visual cortex of cats respond with the highest firing rates to preferred oriented stimuli. They also showed that preferred orientations of neurons are organized in a specific pattern, where cells with similar selectivity are clustered in iso-orientation domains as know as orientation columns (Hubel &amp; Wiesel, 1962). </text:span><text:span text:style-name="T11">In mammals, th</text:span><text:span text:style-name="T6">is orientation columns are arranged </text:span><text:soft-page-break/><text:span text:style-name="T6">circularly, </text:span><text:span text:style-name="T7">with the preferred orientations shifting in a graded manner. </text:span><text:span text:style-name="T8">Neurons with close orientation selectivity are located next to each other </text:span><text:span text:style-name="T9">(Zhang et al., 2018)</text:span><text:span text:style-name="T8">. </text:span></text:p>
        <text:p text:style-name="P4"><text:span text:style-name="T32">Being simple and tractable, </text:span><text:span text:style-name="T33">the o</text:span><text:span text:style-name="T12">rientation selectivity is one of the most investigated </text:span><text:span text:style-name="T13">sensory feature in the mammalian brain</text:span><text:span text:style-name="T12">. However, its underlying neural mechanisms are still not completely understood. </text:span><text:span text:style-name="T14">Many competing theory have been proposed for which no consensus has been reached. These theories are often based on recordings or psychophysic experiment with simple </text:span><text:span text:style-name="T15">artificial </text:span><text:span text:style-name="T14">stimuli </text:span><text:span text:style-name="T17">such as straight bars or gratings</text:span><text:span text:style-name="T14">. </text:span><text:span text:style-name="T17">But </text:span><text:span text:style-name="T16">the classical toolbox of standard stimuli is largely outdated and insufficient to understand how the primate brain achieves an efficient visual processing in a short time.</text:span></text:p>
        <text:p text:style-name="P4"><text:span text:style-name="T16"><text:s/></text:span><text:span text:style-name="T18">T</text:span><text:span text:style-name="T16">he choice of the type of stimuli </text:span><text:span text:style-name="T18">(artificial or natural)</text:span><text:span text:style-name="T16"> to be used for the study of the primary visual system continues to be debated today. </text:span><text:span text:style-name="T19">N</text:span><text:span text:style-name="T16">atural images are complex, with many parameters that are difficult to control, but the use of natural stimulation avoids </text:span><text:span text:style-name="T20">unnatural</text:span><text:span text:style-name="T16"> bias that can come from artificial stimulation </text:span><text:span text:style-name="T23">(Olshausen &amp; Field, 2005) </text:span><text:span text:style-name="T16">. Artificial stimuli are easily controllable and allow to test particular characteristics present in natural images such as oriented edges, spatial frequencies, but they sometimes remain too simplistic. </text:span><text:span text:style-name="T21">The aim is to increase the complexity of artificial stimulation yet keeping a reasonable numbers of parameters. </text:span></text:p>
        <text:p text:style-name="P5">Here, we will propose to generate optimized synthetic textures in order to separate the different theories of representation of orientation in V1. <text:s/>The objective is to study in more detail the influence of different parameters such as contrast, bandwidth or spatial frequency on this selectivity by carrying out a psychophysic experiment. </text:p>
        <text:p text:style-name="P6"><text:s text:c="8"/></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Times New Roman1" svg:font-family="'Times New Roman', stixgeneral, serif"/>
    <style:font-face style:name="Verdana" svg:font-family="Verdana, Arial, Helvetica, sans-serif"/>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15%"/>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style style:name="Heading_20_1" style:display-name="Heading 1" style:family="paragraph" style:parent-style-name="Heading" style:next-style-name="Text_20_body" style:class="text">
      <style:paragraph-properties fo:margin-top="0.423cm" fo:margin-bottom="0.212cm" loext:contextual-spacing="false"/>
      <style:text-properties fo:font-size="18pt" fo:font-weight="bold"/>
    </style:style>
    <style:style style:name="Strong_20_Emphasis_5f_text_5f_text" style:display-name="Strong Emphasis_text_text" style:family="text">
      <style:text-properties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20-01-15T11:04:06.841986951</meta:creation-date>
    <dc:date>2020-05-20T04:05:58.910000000</dc:date>
    <meta:editing-duration>PT15H47M46S</meta:editing-duration>
    <meta:editing-cycles>50</meta:editing-cycles>
    <meta:document-statistic meta:table-count="0" meta:image-count="0" meta:object-count="0" meta:page-count="2" meta:paragraph-count="7" meta:word-count="581" meta:character-count="3897" meta:non-whitespace-character-count="3305"/>
  </office:meta>
</office:document-meta>
</file>